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text-underline-style="none" fo:font-weight="normal" officeooo:rsid="00238420" officeooo:paragraph-rsid="00132159" style:font-style-asian="normal" style:font-weight-asian="normal" style:font-style-complex="normal" style:font-weight-complex="normal"/>
    </style:style>
    <style:style style:name="P2" style:family="paragraph" style:parent-style-name="Text_20_body">
      <style:text-properties style:text-underline-style="none" fo:font-weight="normal" officeooo:rsid="00238420" officeooo:paragraph-rsid="00132159" style:font-weight-asian="normal" style:font-weight-complex="normal"/>
    </style:style>
    <style:style style:name="P3" style:family="paragraph" style:parent-style-name="Text_20_body">
      <style:text-properties officeooo:paragraph-rsid="00132159"/>
    </style:style>
    <style:style style:name="P4" style:family="paragraph" style:parent-style-name="Text_20_body">
      <style:text-properties officeooo:paragraph-rsid="0013f017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fo:font-weight="normal" officeooo:rsid="00220b3c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solid" style:text-underline-width="auto" style:text-underline-color="font-color" fo:font-weight="normal" officeooo:rsid="00238420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238420" style:font-style-asian="normal" style:font-style-complex="normal"/>
    </style:style>
    <style:style style:name="T6" style:family="text">
      <style:text-properties fo:font-style="normal" officeooo:rsid="003fa826" style:font-style-asian="normal" style:font-style-complex="normal"/>
    </style:style>
    <style:style style:name="T7" style:family="text">
      <style:text-properties fo:font-style="normal" officeooo:rsid="00132159" style:font-style-asian="normal" style:font-style-complex="normal"/>
    </style:style>
    <style:style style:name="T8" style:family="text">
      <style:text-properties fo:font-style="normal" officeooo:rsid="00220b3c" style:font-style-asian="normal" style:font-style-complex="normal"/>
    </style:style>
    <style:style style:name="T9" style:family="text">
      <style:text-properties fo:font-style="normal" style:text-underline-style="none" fo:font-weight="normal" officeooo:rsid="00220b3c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32159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38420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fa826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rocédure pour créer un utilisateur dans phpMyAdmin</text:span><text:span text:style-name="T9"> : dans la table </text:span><text:span text:style-name="T10">regatteTest</text:span><text:span text:style-name="T9">, cliquer sur l’onglet « Privileges », puis sur « </text:span><text:bookmark text:name="add_user_anchor"/><text:a xlink:type="simple" xlink:href="http://localhost/phpmyadmin/server_privileges.php?adduser=1&amp;dbname=regatteTest&amp;token=d77c1aa4fae99a2ff6a62282643d9662" text:style-name="Internet_20_link" text:visited-style-name="Visited_20_Internet_20_Link"><text:span text:style-name="T4">Ajouter un compte d'utilisateur</text:span></text:a><text:span text:style-name="T9"> », saisir le nom du nouvel utilisateur et désélectionner « Donner tous les privilèges sur la base de données "regatteTest". » puis cliquer sur </text:span><text:span text:style-name="T10">Exécuter</text:span><text:span text:style-name="T9">.</text:span><text:span text:style-name="T10">Choisir le nom et les privilège accordé faire exécuté.</text:span><text:span text:style-name="T9"> </text:span><text:span text:style-name="T11">Ensuite</text:span><text:span text:style-name="T9"> cliquer sur l’onglet </text:span><text:span text:style-name="T10">Base de données</text:span><text:span text:style-name="T9">, sélectionner la table regatteTest et cliquer sur </text:span><text:span text:style-name="T10">Exécuter</text:span><text:span text:style-name="T9">. Pour finir cliquer sur Table </text:span><text:span text:style-name="T11">et sélectionner toutes les tables nécessaires pour afficher les résultats </text:span><text:span text:style-name="T10">et Exécuter</text:span><text:span text:style-name="T11">.</text:span></text:p>
      <text:p text:style-name="P4"><text:span text:style-name="T3">Procédure pour sauvegarder la base de donnée</text:span><text:span text:style-name="T11"> : dans la table </text:span><text:span text:style-name="T9">regatteTest</text:span><text:span text:style-name="T11">, cliquer sur export, puis cliquer sur </text:span><text:span text:style-name="T10">Exécuter</text:span><text:span text:style-name="T11">, ce qui vous téléchargera par défaut la base de donnée complète (Structure et Donnée). Dans le cas où l’on souhaite juste sauvegarder les données il faut sélectionner l’option «</text:span><text:span text:style-name="T4">Personnalisée - afficher toutes les options possibles</text:span><text:span text:style-name="T11">», </text:span><text:span text:style-name="T12">désélectionner</text:span><text:span text:style-name="T11"> l’option Structure de toutes nos tables et ensuite cliquer sur </text:span><text:span text:style-name="T10">Exécuter</text:span><text:span text:style-name="T11">.</text:span></text:p>
      <text:p text:style-name="P2"><text:span text:style-name="T1">Procédure pour restaurer une sauvegarde des données</text:span><text:span text:style-name="T4"> : dans la table </text:span><text:span text:style-name="T8">regatteTest</text:span><text:span text:style-name="T4"> cliquer sur « Import » puis cliquer sur « Parcourir » et sélectionner votre sauvegarde au format SQL et ensuite cliquer sur </text:span><text:span text:style-name="T7">Exécuter</text:span><text:span text:style-name="T4"> et les données seront automatiquement restauré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23:50:08.778011782</meta:creation-date>
    <dc:date>2017-11-10T00:01:54.715436303</dc:date>
    <meta:editing-duration>PT1M35S</meta:editing-duration>
    <meta:editing-cycles>1</meta:editing-cycles>
    <meta:document-statistic meta:table-count="0" meta:image-count="0" meta:object-count="0" meta:page-count="1" meta:paragraph-count="3" meta:word-count="197" meta:character-count="1290" meta:non-whitespace-character-count="1096"/>
    <meta:generator>LibreOffice/5.3.1.2$Linux_X86_64 LibreOffice_project/30m0$Build-2</meta:generator>
  </office:meta>
</office:document-meta>
</file>